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LEASEFE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IZE_SQ</text:p>
          </table:table-cell>
          <table:table-cell table:style-name="ce1" office:value-type="string" calcext:value-type="string">
            <text:p>FITS</text:p>
          </table:table-cell>
          <table:table-cell table:style-name="ce1" office:value-type="string" calcext:value-type="string">
            <text:p>RES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12.3" calcext:value-type="float">
            <text:p>12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88.1238512707235" calcext:value-type="float">
            <text:p>88.1238512707235</text:p>
          </table:table-cell>
          <table:table-cell office:value-type="float" office:value="-13.9238512707235" calcext:value-type="float">
            <text:p>-13.9238512707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2.4" calcext:value-type="float">
            <text:p>12.4</text:p>
          </table:table-cell>
          <table:table-cell office:value-type="float" office:value="153.76" calcext:value-type="float">
            <text:p>153.76</text:p>
          </table:table-cell>
          <table:table-cell office:value-type="float" office:value="89.1197182508635" calcext:value-type="float">
            <text:p>89.1197182508635</text:p>
          </table:table-cell>
          <table:table-cell office:value-type="float" office:value="-13.9197182508635" calcext:value-type="float">
            <text:p>-13.91971825086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.5" calcext:value-type="float">
            <text:p>97.5</text:p>
          </table:table-cell>
          <table:table-cell office:value-type="float" office:value="13.2" calcext:value-type="float">
            <text:p>13.2</text:p>
          </table:table-cell>
          <table:table-cell office:value-type="float" office:value="174.24" calcext:value-type="float">
            <text:p>174.24</text:p>
          </table:table-cell>
          <table:table-cell office:value-type="float" office:value="97.0407361777707" calcext:value-type="float">
            <text:p>97.0407361777707</text:p>
          </table:table-cell>
          <table:table-cell office:value-type="float" office:value="0.459263822229332" calcext:value-type="float">
            <text:p>0.459263822229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13.5" calcext:value-type="float">
            <text:p>13.5</text:p>
          </table:table-cell>
          <table:table-cell office:value-type="float" office:value="182.25" calcext:value-type="float">
            <text:p>182.25</text:p>
          </table:table-cell>
          <table:table-cell office:value-type="float" office:value="99.9900721896802" calcext:value-type="float">
            <text:p>99.9900721896802</text:p>
          </table:table-cell>
          <table:table-cell office:value-type="float" office:value="-29.2900721896802" calcext:value-type="float">
            <text:p>-29.29007218968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.3" calcext:value-type="float">
            <text:p>144.3</text:p>
          </table:table-cell>
          <table:table-cell office:value-type="float" office:value="13.8" calcext:value-type="float">
            <text:p>13.8</text:p>
          </table:table-cell>
          <table:table-cell office:value-type="float" office:value="190.44" calcext:value-type="float">
            <text:p>190.44</text:p>
          </table:table-cell>
          <table:table-cell office:value-type="float" office:value="102.927928723037" calcext:value-type="float">
            <text:p>102.927928723037</text:p>
          </table:table-cell>
          <table:table-cell office:value-type="float" office:value="41.3720712769635" calcext:value-type="float">
            <text:p>41.3720712769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4.5" calcext:value-type="float">
            <text:p>14.5</text:p>
          </table:table-cell>
          <table:table-cell office:value-type="float" office:value="210.25" calcext:value-type="float">
            <text:p>210.25</text:p>
          </table:table-cell>
          <table:table-cell office:value-type="float" office:value="109.738284884273" calcext:value-type="float">
            <text:p>109.738284884273</text:p>
          </table:table-cell>
          <table:table-cell office:value-type="float" office:value="38.2617151157274" calcext:value-type="float">
            <text:p>38.26171511572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8" calcext:value-type="float">
            <text:p>86.8</text:p>
          </table:table-cell>
          <table:table-cell office:value-type="float" office:value="15.2" calcext:value-type="float">
            <text:p>15.2</text:p>
          </table:table-cell>
          <table:table-cell office:value-type="float" office:value="231.04" calcext:value-type="float">
            <text:p>231.04</text:p>
          </table:table-cell>
          <table:table-cell office:value-type="float" office:value="116.486141662275" calcext:value-type="float">
            <text:p>116.486141662275</text:p>
          </table:table-cell>
          <table:table-cell office:value-type="float" office:value="-29.6861416622751" calcext:value-type="float">
            <text:p>-29.6861416622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.1" calcext:value-type="float">
            <text:p>158.1</text:p>
          </table:table-cell>
          <table:table-cell office:value-type="float" office:value="16.3" calcext:value-type="float">
            <text:p>16.3</text:p>
          </table:table-cell>
          <table:table-cell office:value-type="float" office:value="265.69" calcext:value-type="float">
            <text:p>265.69</text:p>
          </table:table-cell>
          <table:table-cell office:value-type="float" office:value="126.963642335052" calcext:value-type="float">
            <text:p>126.963642335052</text:p>
          </table:table-cell>
          <table:table-cell office:value-type="float" office:value="31.1363576649482" calcext:value-type="float">
            <text:p>31.1363576649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6" calcext:value-type="float">
            <text:p>87.6</text:p>
          </table:table-cell>
          <table:table-cell office:value-type="float" office:value="17.6" calcext:value-type="float">
            <text:p>17.6</text:p>
          </table:table-cell>
          <table:table-cell office:value-type="float" office:value="309.76" calcext:value-type="float">
            <text:p>309.76</text:p>
          </table:table-cell>
          <table:table-cell office:value-type="float" office:value="139.147165501898" calcext:value-type="float">
            <text:p>139.147165501898</text:p>
          </table:table-cell>
          <table:table-cell office:value-type="float" office:value="-51.5471655018976" calcext:value-type="float">
            <text:p>-51.5471655018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.2" calcext:value-type="float">
            <text:p>171.2</text:p>
          </table:table-cell>
          <table:table-cell office:value-type="float" office:value="18.7" calcext:value-type="float">
            <text:p>18.7</text:p>
          </table:table-cell>
          <table:table-cell office:value-type="float" office:value="349.69" calcext:value-type="float">
            <text:p>349.69</text:p>
          </table:table-cell>
          <table:table-cell office:value-type="float" office:value="149.287934803783" calcext:value-type="float">
            <text:p>149.287934803783</text:p>
          </table:table-cell>
          <table:table-cell office:value-type="float" office:value="21.9120651962171" calcext:value-type="float">
            <text:p>21.9120651962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50:44.942929847</meta:creation-date>
    <dc:date>2025-04-09T16:51:20.967112138</dc:date>
    <meta:editing-duration>PT36S</meta:editing-duration>
    <meta:editing-cycles>2</meta:editing-cycles>
    <meta:generator>LibreOffice/24.2.7.2$Linux_X86_64 LibreOffice_project/420$Build-2</meta:generator>
    <meta:document-statistic meta:table-count="1" meta:cell-count="66" meta:object-count="0"/>
  </office:meta>
</office:document-meta>
</file>